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e2de" officeooo:paragraph-rsid="001fe2d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e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22614262" text:style-name="Outline">
        <text:list-item>
          <text:h text:style-name="P4" text:outline-level="1">Reactive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0-9</text:span>-2018</text:p>
      <text:p text:style-name="Standard"/>
      <text:p text:style-name="P1">Programa:<text:span text:style-name="T3"><text:tab/></text:span><text:a xlink:type="simple" xlink:href="https://medium.com/flutter-io/build-reactive-mobile-apps-in-flutter-companion-article-13950959e381" text:style-name="Internet_20_link" text:visited-style-name="Visited_20_Internet_20_Link"><text:span text:style-name="T3">reactive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9-20T16:15:49.255000000</meta:creation-date>
    <meta:editing-duration>PT57S</meta:editing-duration>
    <meta:generator>LibreOffice/6.1.0.3$Windows_X86_64 LibreOffice_project/efb621ed25068d70781dc026f7e9c5187a4decd1</meta:generator>
    <dc:date>2018-09-20T16:16:45.957000000</dc:date>
    <meta:document-statistic meta:table-count="0" meta:image-count="0" meta:object-count="0" meta:page-count="2" meta:paragraph-count="9" meta:word-count="17" meta:character-count="136" meta:non-whitespace-character-count="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